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Moses Sarfaty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To my young friend Moses Sarfaty, on the occasion of his/ becoming Bar Mitzv<text:span text:style-name="T1">á</text:span><text:span text:style-name="T2">./</text:span></text:p>
      <text:p text:style-name="P5">It is my earnest wish that your future course be like the/ past. <text:s/>I mean, my dear Moses, that you will always--/ in child-like faith--obey the commandments of the good Lord,/ who has preserved your life, and infused into your mother's heart/ the deep love, which was instrumental to your comforts./ <text:s/>I also greatly desire to witness a steadfast continuance in/ your attending synagogue, and in devoutly offering divine worship./ <text:s/>It would furthermore, afford me sincere gratification, to notice your/ advancement in sacred knowledge, and often to hear you recite,/ without any preparation, the section from the prophets on the/ Sabbath and festivals. <text:s/>And as an evidence of my feelings on/ the subject, I send herewith a Talet Katan or Zizit./</text:p>
      <text:p text:style-name="P5"/>
      <text:p text:style-name="P5">[Page 2]</text:p>
      <text:p text:style-name="P2"><text:span text:style-name="T2">Its material value is indeed insignificant, but as an/ object of religious observance, I turst that it will remind/ him that wears it of his important duties henceforward,/ and of the auguring hopes formed by </text:span><text:span text:style-name="T2">his/ very truly etc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3:59:38.18</meta:creation-date>
    <dc:date>2012-03-05T13:50:38.95</dc:date>
    <dc:creator>Penn Libraries</dc:creator>
    <meta:editing-duration>PT00H11M3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345" meta:character-count="2349"/>
  </office:meta>
</office:document-meta>
</file>